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 the Potentials of Extending Conventional Measurement Tools for Network Deployments using ALTO</text:h>
      <text:p text:style-name="Standard"/>
      <text:p text:style-name="Standard">The aim of my Thesis is to explore the possibilities of using an ALTO server as a source of information for Internet measurement purposes. The data gathered through the ALTO services should augment knowledge collected using the Ping and Traceroute tools. To determine at what setting of the abstraction level (Router to PID aggregation) of an ALTO server it delivers information that extends data collected via Ping and Traceroute. I am writing a framework that lets me create three views of the “known truth” i.e. my network layout. The views will be an ALTO, Ping and Traceroute view that in the end will be used for comparison and merged to reveal additional nodes or edges. </text:p>
      <text:p text:style-name="Standard">Through the use of parameters that model the “star-inference” found in Internet measurement today. I am creating a scenario where a certain percentage of the networks infrastructure appears hidden <text:s/>to determine if and at what abstraction level an ALTO can provide hints towards revealing hidden infrastructure.</text:p>
      <text:p text:style-name="Standard">The way I am organizing the different scenarios is not yet defined and will be worked out and set out.</text:p>
      <text:p text:style-name="Standard">To evaluate my results I'm going to use the parameters edge- and node count from the different/merged views.</text:p>
      <text:p text:style-name="Standard"/>
      <text:p text:style-name="Standard">I am not simulating or emulating network behavior. I am not looking for a mathematical proof.</text:p>
      <text:p text:style-name="Standard"/>
      <text:p text:style-name="Standard">I am trying to find at what level of aggregation for routers to PIDs <text:s/>ALTO still provides useful information in relation to Internet measur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electa </meta:initial-creator>
    <meta:creation-date>2014-04-11T13:00:00</meta:creation-date>
    <dc:date>2014-04-16T15:14:11</dc:date>
    <dc:creator>Johannes </dc:creator>
    <meta:editing-duration>PT4H22M28S</meta:editing-duration>
    <meta:editing-cycles>6</meta:editing-cycles>
    <meta:generator>LibreOffice/3.5$Linux_X86_64 LibreOffice_project/350m1$Build-2</meta:generator>
    <meta:document-statistic meta:table-count="0" meta:image-count="0" meta:object-count="0" meta:page-count="1" meta:paragraph-count="7" meta:word-count="252" meta:character-count="1532" meta:non-whitespace-character-count="1284"/>
  </office:meta>
</office:document-meta>
</file>